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fo:padding="0in" fo:border="none"/>
      <style:text-properties fo:font-variant="normal" fo:text-transform="none" fo:color="#222222" style:font-name="Liberation Serif" fo:font-size="12pt" fo:letter-spacing="normal" fo:font-style="normal" fo:font-weight="normal" style:font-size-asian="12pt" style:font-size-complex="12pt"/>
    </style:style>
    <style:style style:name="P2"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28f075"/>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35b9cb"/>
    </style:style>
    <style:style style:name="P5" style:family="paragraph" style:parent-style-name="Text_20_body">
      <style:paragraph-properties fo:margin-top="0in" fo:margin-bottom="0in" loext:contextual-spacing="false" fo:orphans="2" fo:widows="2" fo:padding="0in" fo:border="none"/>
      <style:text-properties officeooo:paragraph-rsid="003051c8"/>
    </style:style>
    <style:style style:name="P6" style:family="paragraph" style:parent-style-name="Text_20_body">
      <style:paragraph-properties fo:margin-left="0.0217in" fo:margin-right="0.0217in" fo:margin-top="0in" fo:margin-bottom="0in" loext:contextual-spacing="false" fo:orphans="2" fo:widows="2" fo:text-indent="0in" style:auto-text-indent="false" fo:padding="0in" fo:border="none"/>
      <style:text-properties officeooo:paragraph-rsid="003d9f41"/>
    </style:style>
    <style:style style:name="P7" style:family="paragraph" style:parent-style-name="Standard">
      <style:paragraph-properties fo:text-align="start" style:justify-single-word="false"/>
      <style:text-properties officeooo:rsid="001df0a6" officeooo:paragraph-rsid="001df0a6"/>
    </style:style>
    <style:style style:name="P8" style:family="paragraph" style:parent-style-name="Standard">
      <style:paragraph-properties fo:text-align="start" style:justify-single-word="false"/>
      <style:text-properties officeooo:rsid="001df0a6" officeooo:paragraph-rsid="0030dce4"/>
    </style:style>
    <style:style style:name="P9" style:family="paragraph" style:parent-style-name="Standard">
      <style:paragraph-properties fo:text-align="start" style:justify-single-word="false"/>
      <style:text-properties style:font-name="Liberation Serif" officeooo:paragraph-rsid="001df0a6"/>
    </style:style>
    <style:style style:name="P10" style:family="paragraph" style:parent-style-name="Standard">
      <style:paragraph-properties fo:text-align="start" style:justify-single-word="false"/>
      <style:text-properties style:font-name="Liberation Serif" officeooo:paragraph-rsid="001fc64b"/>
    </style:style>
    <style:style style:name="P11" style:family="paragraph" style:parent-style-name="Standard">
      <style:paragraph-properties fo:text-align="start" style:justify-single-word="false"/>
      <style:text-properties style:font-name="Liberation Serif" fo:font-size="12pt" fo:font-weight="bold" officeooo:rsid="0023f225" officeooo:paragraph-rsid="0023f225"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Liberation Serif" fo:font-size="12pt" fo:font-weight="normal" officeooo:rsid="002202e0" officeooo:paragraph-rsid="002202e0"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23f225" officeooo:paragraph-rsid="0023f225"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6pt" fo:font-weight="normal" officeooo:rsid="002202e0" officeooo:paragraph-rsid="00660dce"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fo:font-weight="bold" officeooo:rsid="001df0a6" officeooo:paragraph-rsid="001df0a6" style:font-weight-asian="bold" style:font-weight-complex="bold"/>
    </style:style>
    <style:style style:name="P16" style:family="paragraph" style:parent-style-name="Standard">
      <style:paragraph-properties fo:text-align="start" style:justify-single-word="false"/>
      <style:text-properties fo:font-weight="bold" officeooo:rsid="00212bdf" officeooo:paragraph-rsid="00212bdf" style:font-weight-asian="bold" style:font-weight-complex="bold"/>
    </style:style>
    <style:style style:name="P17" style:family="paragraph" style:parent-style-name="Standard">
      <style:paragraph-properties fo:text-align="start" style:justify-single-word="false"/>
      <style:text-properties officeooo:rsid="00212bdf" officeooo:paragraph-rsid="00212bdf"/>
    </style:style>
    <style:style style:name="P18" style:family="paragraph" style:parent-style-name="Standard">
      <style:paragraph-properties fo:text-align="start" style:justify-single-word="false"/>
      <style:text-properties fo:font-weight="normal" officeooo:rsid="00212bdf" officeooo:paragraph-rsid="00212bdf" style:font-weight-asian="normal" style:font-weight-complex="normal"/>
    </style:style>
    <style:style style:name="P19" style:family="paragraph" style:parent-style-name="Standard">
      <style:paragraph-properties fo:text-align="start" style:justify-single-word="false"/>
      <style:text-properties fo:font-weight="normal" officeooo:rsid="001df0a6" officeooo:paragraph-rsid="001df0a6" style:font-weight-asian="normal" style:font-weight-complex="normal"/>
    </style:style>
    <style:style style:name="P20" style:family="paragraph" style:parent-style-name="Standard">
      <style:paragraph-properties fo:text-align="start" style:justify-single-word="false"/>
      <style:text-properties fo:font-weight="normal" officeooo:rsid="002202e0" officeooo:paragraph-rsid="0030dce4" style:font-weight-asian="normal" style:font-weight-complex="normal"/>
    </style:style>
    <style:style style:name="P21" style:family="paragraph" style:parent-style-name="Standard">
      <style:paragraph-properties fo:text-align="start" style:justify-single-word="false"/>
      <style:text-properties fo:font-weight="normal" officeooo:rsid="0030dce4" officeooo:paragraph-rsid="0030dce4" fo:background-color="#ffff00" style:font-weight-asian="normal" style:font-weight-complex="normal"/>
    </style:style>
    <style:style style:name="P22" style:family="paragraph" style:parent-style-name="Standard">
      <style:paragraph-properties fo:text-align="center" style:justify-single-word="false"/>
      <style:text-properties fo:font-size="20pt" officeooo:rsid="001df0a6" officeooo:paragraph-rsid="001df0a6" style:font-size-asian="20pt" style:font-size-complex="20pt"/>
    </style:style>
    <style:style style:name="P23" style:family="paragraph" style:parent-style-name="Standard">
      <style:paragraph-properties fo:text-align="start" style:justify-single-word="false"/>
      <style:text-properties officeooo:rsid="002accd5" officeooo:paragraph-rsid="002accd5"/>
    </style:style>
    <style:style style:name="P24" style:family="paragraph" style:parent-style-name="Standard">
      <style:paragraph-properties fo:text-align="center" style:justify-single-word="false"/>
      <style:text-properties fo:font-size="16pt" fo:font-weight="normal" officeooo:rsid="00212bdf" officeooo:paragraph-rsid="00212bdf" style:font-size-asian="16pt" style:font-weight-asian="normal" style:font-size-complex="16pt" style:font-weight-complex="normal"/>
    </style:style>
    <style:style style:name="P25" style:family="paragraph" style:parent-style-name="Standard">
      <style:paragraph-properties fo:text-align="center" style:justify-single-word="false"/>
      <style:text-properties fo:font-size="16pt" fo:font-weight="normal" officeooo:rsid="001df0a6" officeooo:paragraph-rsid="001df0a6"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fo:font-style="normal" fo:font-weight="normal" officeooo:rsid="00212bdf" officeooo:paragraph-rsid="00212bdf"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30dce4" officeooo:paragraph-rsid="0030dce4" fo:background-color="#ffff00"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30dce4" officeooo:paragraph-rsid="0030dce4" fo:background-color="#ffff00"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2202e0" officeooo:paragraph-rsid="002202e0"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23f225" officeooo:paragraph-rsid="0023f225"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319b1" officeooo:paragraph-rsid="004319b1"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69dd55" officeooo:paragraph-rsid="0069dd55"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1fc64b" officeooo:paragraph-rsid="001fc64b" style:font-size-asian="12pt" style:font-weight-asian="bold" style:font-size-complex="12pt" style:font-weight-complex="bold"/>
    </style:style>
    <style:style style:name="P34"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23f225" officeooo:paragraph-rsid="0023f225" style:font-size-asian="12pt" style:font-weight-asian="bold" style:font-size-complex="12pt" style:font-weight-complex="bold"/>
    </style:style>
    <style:style style:name="P35"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2f06f4" officeooo:paragraph-rsid="00429764" style:font-size-asian="12pt" style:font-weight-asian="bold" style:font-size-complex="12pt" style:font-weight-complex="bold"/>
    </style:style>
    <style:style style:name="P3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4319b1" officeooo:paragraph-rsid="00429764" style:font-size-asian="12pt" style:font-weight-asian="bold" style:font-size-complex="12pt" style:font-weight-complex="bold"/>
    </style:style>
    <style:style style:name="P3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4518cd" officeooo:paragraph-rsid="004518cd" style:font-size-asian="12pt" style:font-weight-asian="bold" style:font-size-complex="12pt" style:font-weight-complex="bold"/>
    </style:style>
    <style:style style:name="P38" style:family="paragraph" style:parent-style-name="Standard">
      <style:paragraph-properties fo:text-align="center" style:justify-single-word="false"/>
      <style:text-properties fo:font-variant="normal" fo:text-transform="none" fo:color="#222222" style:font-name="Liberation Serif" fo:font-size="16pt" fo:letter-spacing="normal" fo:font-style="normal" fo:font-weight="normal" officeooo:rsid="002202e0" officeooo:paragraph-rsid="002202e0"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font-variant="normal" fo:text-transform="none" fo:color="#222222" style:font-name="Liberation Serif" fo:font-size="16pt" fo:letter-spacing="normal" fo:font-style="normal" fo:font-weight="normal" officeooo:rsid="002202e0" officeooo:paragraph-rsid="002202e0" style:font-size-asian="16pt" style:font-weight-asian="normal" style:font-size-complex="16pt" style:font-weight-complex="normal"/>
    </style:style>
    <style:style style:name="P40" style:family="paragraph" style:parent-style-name="Text_20_body">
      <style:paragraph-properties fo:text-align="start" style:justify-single-word="false"/>
      <style:text-properties style:font-name="Liberation Serif" fo:font-size="12pt" officeooo:rsid="001fc64b" officeooo:paragraph-rsid="001fc64b" style:font-size-asian="12pt" style:font-size-complex="12pt"/>
    </style:style>
    <style:style style:name="P41" style:family="paragraph" style:parent-style-name="Standard">
      <style:paragraph-properties fo:text-align="start" style:justify-single-word="false"/>
      <style:text-properties fo:font-weight="normal" officeooo:rsid="001df0a6" officeooo:paragraph-rsid="001df0a6" style:font-weight-asian="normal" style:font-weight-complex="normal"/>
    </style:style>
    <style:style style:name="P42" style:family="paragraph" style:parent-style-name="Standard">
      <style:paragraph-properties fo:text-align="start" style:justify-single-word="false"/>
      <style:text-properties fo:font-weight="normal" officeooo:rsid="002accd5" officeooo:paragraph-rsid="002accd5" style:font-weight-asian="normal" style:font-weight-complex="normal"/>
    </style:style>
    <style:style style:name="P43" style:family="paragraph" style:parent-style-name="Standard">
      <style:paragraph-properties fo:text-align="start" style:justify-single-word="false"/>
      <style:text-properties fo:font-weight="normal" officeooo:rsid="00212bdf" officeooo:paragraph-rsid="00212bdf" style:font-weight-asian="normal" style:font-weight-complex="normal"/>
    </style:style>
    <style:style style:name="P44" style:family="paragraph" style:parent-style-name="Standard">
      <style:paragraph-properties fo:text-align="start" style:justify-single-word="false"/>
      <style:text-properties fo:font-style="normal" fo:font-weight="normal" officeooo:rsid="004e028f" officeooo:paragraph-rsid="00212bdf"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50a234" officeooo:paragraph-rsid="0030dce4"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3a2680" officeooo:paragraph-rsid="001df0a6"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paragraph-rsid="001fc64b"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660dce" officeooo:paragraph-rsid="00660dce"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23f225" officeooo:paragraph-rsid="0023f225" style:font-size-asian="12pt" style:font-weight-asian="normal" style:font-size-complex="12pt" style:font-weight-complex="normal"/>
    </style:style>
    <style:style style:name="P50" style:family="paragraph" style:parent-style-name="Standard"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30dce4" officeooo:paragraph-rsid="0030dce4" fo:background-color="#ffff00" style:font-size-asian="12pt" style:font-style-asian="normal" style:font-weight-asian="normal" style:font-size-complex="12pt" style:font-style-complex="normal" style:font-weight-complex="normal"/>
    </style:style>
    <style:style style:name="P51" style:family="paragraph" style:parent-style-name="Standard" style:list-style-name="L1">
      <style:paragraph-properties fo:margin-left="0in" fo:margin-right="0in" fo:text-align="start" style:justify-single-word="false" fo:orphans="2" fo:widows="2" fo:text-indent="0in" style:auto-text-indent="false" fo:padding="0in" fo:border="none"/>
      <style:text-properties style:font-name="Liberation Serif" fo:font-size="12pt" officeooo:rsid="001df0a6" officeooo:paragraph-rsid="0035b9cb" style:font-size-asian="12pt" style:font-size-complex="12pt"/>
    </style:style>
    <style:style style:name="P52"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38b1e2" style:font-size-asian="12pt" style:font-weight-asian="normal" style:font-size-complex="12pt" style:font-weight-complex="normal"/>
    </style:style>
    <style:style style:name="P53"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3d9f41" style:font-size-asian="12pt" style:font-weight-asian="normal" style:font-size-complex="12pt" style:font-weight-complex="normal"/>
    </style:style>
    <style:style style:name="P54"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3eb0a1" style:font-size-asian="12pt" style:font-weight-asian="normal" style:font-size-complex="12pt" style:font-weight-complex="normal"/>
    </style:style>
    <style:style style:name="P55"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429764" style:font-size-asian="12pt" style:font-weight-asian="normal" style:font-size-complex="12pt" style:font-weight-complex="normal"/>
    </style:style>
    <style:style style:name="P56"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68c4aa" style:font-size-asian="12pt" style:font-weight-asian="normal" style:font-size-complex="12pt" style:font-weight-complex="normal"/>
    </style:style>
    <style:style style:name="P57"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6b5a58" style:font-size-asian="12pt" style:font-weight-asian="normal" style:font-size-complex="12pt" style:font-weight-complex="normal"/>
    </style:style>
    <style:style style:name="P58"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6bf12b" style:font-size-asian="12pt" style:font-weight-asian="normal" style:font-size-complex="12pt" style:font-weight-complex="normal"/>
    </style:style>
    <style:style style:name="P5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Liberation Serif" fo:font-size="12pt" fo:letter-spacing="normal" fo:font-style="normal" fo:font-weight="normal" style:font-size-asian="12pt" style:font-size-complex="12pt"/>
    </style:style>
    <style:style style:name="P6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5812d4" style:font-size-asian="12pt" style:font-size-complex="12pt"/>
    </style:style>
    <style:style style:name="P6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5a320d" officeooo:paragraph-rsid="0035b9cb" style:font-size-asian="12pt" style:font-size-complex="12pt"/>
    </style:style>
    <style:style style:name="P62" style:family="paragraph" style:parent-style-name="Text_20_body" style:list-style-name="L1">
      <style:paragraph-properties fo:margin-left="0in" fo:margin-right="0in" fo:orphans="2" fo:widows="2" fo:text-indent="0in" style:auto-text-indent="false" fo:padding="0in" fo:border="none"/>
      <style:text-properties fo:font-variant="normal" fo:text-transform="none" fo:color="#222222" style:font-name="Liberation Serif" fo:font-size="12pt" fo:letter-spacing="normal" fo:font-style="normal" fo:font-weight="normal" style:font-size-asian="12pt" style:font-size-complex="12pt"/>
    </style:style>
    <style:style style:name="P63" style:family="paragraph" style:parent-style-name="Text_20_body" style:list-style-name="L2">
      <style:paragraph-properties fo:margin-top="0in" fo:margin-bottom="0in" loext:contextual-spacing="false" fo:orphans="2" fo:widows="2" fo:padding="0in" fo:border="none"/>
      <style:text-properties officeooo:paragraph-rsid="003051c8"/>
    </style:style>
    <style:style style:name="P64"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2pt" fo:letter-spacing="normal" fo:font-style="normal" fo:font-weight="normal" officeooo:paragraph-rsid="003051c8" style:font-size-asian="12pt" style:font-size-complex="12pt"/>
    </style:style>
    <style:style style:name="P65" style:family="paragraph" style:parent-style-name="Text_20_body">
      <style:paragraph-properties fo:margin-left="0.0217in" fo:margin-right="0.0217in" fo:margin-top="0in" fo:margin-bottom="0in" loext:contextual-spacing="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paragraph-rsid="003d9f41"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df0a6" style:font-weight-asian="normal" style:font-weight-complex="normal"/>
    </style:style>
    <style:style style:name="T4" style:family="text">
      <style:text-properties fo:font-weight="normal" officeooo:rsid="002590d0" style:font-weight-asian="normal" style:font-weight-complex="normal"/>
    </style:style>
    <style:style style:name="T5" style:family="text">
      <style:text-properties fo:font-weight="normal" officeooo:rsid="0026b01b" style:font-weight-asian="normal" style:font-weight-complex="normal"/>
    </style:style>
    <style:style style:name="T6" style:family="text">
      <style:text-properties fo:font-weight="normal" officeooo:rsid="0027b95c" style:font-weight-asian="normal" style:font-weight-complex="normal"/>
    </style:style>
    <style:style style:name="T7" style:family="text">
      <style:text-properties fo:font-weight="normal" officeooo:rsid="002accd5" style:font-weight-asian="normal" style:font-weight-complex="normal"/>
    </style:style>
    <style:style style:name="T8" style:family="text">
      <style:text-properties fo:font-weight="normal" officeooo:rsid="002b4e8e" style:font-weight-asian="normal" style:font-weight-complex="normal"/>
    </style:style>
    <style:style style:name="T9" style:family="text">
      <style:text-properties fo:font-weight="normal" officeooo:rsid="003be7b3" style:font-weight-asian="normal" style:font-weight-complex="normal"/>
    </style:style>
    <style:style style:name="T10" style:family="text">
      <style:text-properties fo:font-weight="normal" officeooo:rsid="004a9e78" style:font-weight-asian="normal" style:font-weight-complex="normal"/>
    </style:style>
    <style:style style:name="T11" style:family="text">
      <style:text-properties fo:font-weight="normal" officeooo:rsid="004c9f92" style:font-weight-asian="normal" style:font-weight-complex="normal"/>
    </style:style>
    <style:style style:name="T12" style:family="text">
      <style:text-properties fo:font-weight="normal" officeooo:rsid="004e028f" style:font-weight-asian="normal" style:font-weight-complex="normal"/>
    </style:style>
    <style:style style:name="T13" style:family="text">
      <style:text-properties fo:font-weight="normal" officeooo:rsid="006cffd6" style:font-weight-asian="normal" style:font-weight-complex="normal"/>
    </style:style>
    <style:style style:name="T14"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222222" fo:font-size="12pt" fo:letter-spacing="normal" fo:font-style="normal" fo:font-weight="normal" officeooo:rsid="001fc64b" style:font-size-asian="12pt" style:font-weight-asian="normal" style:font-size-complex="12pt" style:font-weight-complex="normal"/>
    </style:style>
    <style:style style:name="T16" style:family="text">
      <style:text-properties fo:font-variant="normal" fo:text-transform="none" fo:color="#222222" fo:font-size="12pt" fo:letter-spacing="normal" fo:font-style="normal" fo:font-weight="normal" officeooo:rsid="002b4e8e" style:font-size-asian="12pt" style:font-weight-asian="normal" style:font-size-complex="12pt" style:font-weight-complex="normal"/>
    </style:style>
    <style:style style:name="T17" style:family="text">
      <style:text-properties fo:font-variant="normal" fo:text-transform="none" fo:color="#222222" fo:font-size="12pt" fo:letter-spacing="normal" fo:font-style="normal" fo:font-weight="normal" officeooo:rsid="003a2680" style:font-size-asian="12pt" style:font-weight-asian="normal" style:font-size-complex="12pt" style:font-weight-complex="normal"/>
    </style:style>
    <style:style style:name="T18" style:family="text">
      <style:text-properties fo:font-variant="normal" fo:text-transform="none" fo:color="#222222" fo:font-size="12pt" fo:letter-spacing="normal" fo:font-style="normal" fo:font-weight="normal" officeooo:rsid="0048b45a" style:font-size-asian="12pt" style:font-weight-asian="normal" style:font-size-complex="12pt" style:font-weight-complex="normal"/>
    </style:style>
    <style:style style:name="T19" style:family="text">
      <style:text-properties fo:font-variant="normal" fo:text-transform="none" fo:color="#222222" fo:font-size="12pt" fo:letter-spacing="normal" fo:font-style="normal" fo:font-weight="normal" officeooo:rsid="00491043" style:font-size-asian="12pt" style:font-weight-asian="normal" style:font-size-complex="12pt" style:font-weight-complex="normal"/>
    </style:style>
    <style:style style:name="T20" style:family="text">
      <style:text-properties fo:font-variant="normal" fo:text-transform="none" fo:color="#222222" fo:font-size="12pt" fo:letter-spacing="normal" fo:font-style="normal" fo:font-weight="normal" officeooo:rsid="0052a134" style:font-size-asian="12pt" style:font-weight-asian="normal" style:font-size-complex="12pt" style:font-weight-complex="normal"/>
    </style:style>
    <style:style style:name="T21" style:family="text">
      <style:text-properties fo:font-variant="normal" fo:text-transform="none" fo:color="#222222" fo:font-size="12pt" fo:letter-spacing="normal" fo:font-style="normal" fo:font-weight="normal" officeooo:rsid="005441b2" style:font-size-asian="12pt" style:font-weight-asian="normal" style:font-size-complex="12pt" style:font-weight-complex="normal"/>
    </style:style>
    <style:style style:name="T22" style:family="text">
      <style:text-properties fo:font-variant="normal" fo:text-transform="none" fo:color="#222222" fo:font-size="12pt" fo:letter-spacing="normal" fo:font-style="normal" fo:font-weight="normal" officeooo:rsid="0055a897" style:font-size-asian="12pt" style:font-weight-asian="normal" style:font-size-complex="12pt" style:font-weight-complex="normal"/>
    </style:style>
    <style:style style:name="T23" style:family="text">
      <style:text-properties fo:font-variant="normal" fo:text-transform="none" fo:color="#222222" fo:font-size="12pt" fo:letter-spacing="normal" fo:font-style="normal" fo:font-weight="normal" officeooo:rsid="005613fe" style:font-size-asian="12pt" style:font-weight-asian="normal" style:font-size-complex="12pt" style:font-weight-complex="normal"/>
    </style:style>
    <style:style style:name="T24" style:family="text">
      <style:text-properties fo:font-variant="normal" fo:text-transform="none" fo:color="#222222" fo:font-size="12pt" fo:letter-spacing="normal" fo:font-style="normal" style:font-size-asian="12pt" style:font-size-complex="12pt"/>
    </style:style>
    <style:style style:name="T25" style:family="text">
      <style:text-properties fo:font-variant="normal" fo:text-transform="none" fo:color="#222222" fo:font-size="12pt" fo:letter-spacing="normal" fo:font-style="normal" officeooo:rsid="00660dce" style:font-size-asian="12pt" style:font-size-complex="12pt"/>
    </style:style>
    <style:style style:name="T26" style:family="text">
      <style:text-properties fo:font-variant="normal" fo:text-transform="none" fo:color="#222222" fo:letter-spacing="normal" fo:font-style="normal"/>
    </style:style>
    <style:style style:name="T27" style:family="text">
      <style:text-properties fo:font-variant="normal" fo:text-transform="none" fo:color="#222222" fo:letter-spacing="normal" fo:font-style="normal" fo:font-weight="normal" style:font-weight-asian="normal" style:font-weight-complex="normal"/>
    </style:style>
    <style:style style:name="T28" style:family="text">
      <style:text-properties fo:font-variant="normal" fo:text-transform="none" fo:color="#222222" fo:letter-spacing="normal" fo:font-style="normal" fo:font-weight="normal" officeooo:rsid="003264e7" style:font-weight-asian="normal" style:font-weight-complex="normal"/>
    </style:style>
    <style:style style:name="T29" style:family="text">
      <style:text-properties fo:font-variant="normal" fo:text-transform="none" fo:color="#222222" fo:letter-spacing="normal" fo:font-style="normal" fo:font-weight="normal" officeooo:rsid="00344bfc" style:font-weight-asian="normal" style:font-weight-complex="normal"/>
    </style:style>
    <style:style style:name="T30" style:family="text">
      <style:text-properties fo:font-variant="normal" fo:text-transform="none" fo:color="#222222" fo:letter-spacing="normal" fo:font-style="normal" fo:font-weight="normal" officeooo:rsid="0035b9cb" style:font-weight-asian="normal" style:font-weight-complex="normal"/>
    </style:style>
    <style:style style:name="T31" style:family="text">
      <style:text-properties fo:font-variant="normal" fo:text-transform="none" fo:color="#222222" fo:letter-spacing="normal" fo:font-style="normal" fo:font-weight="normal" officeooo:rsid="004450f4" style:font-weight-asian="normal" style:font-weight-complex="normal"/>
    </style:style>
    <style:style style:name="T32" style:family="text">
      <style:text-properties fo:font-variant="normal" fo:text-transform="none" fo:color="#222222" fo:letter-spacing="normal" fo:font-style="normal" fo:font-weight="normal" officeooo:rsid="0030dce4" fo:background-color="#ffff00" loext:char-shading-value="0" style:font-style-asian="normal" style:font-weight-asian="normal" style:font-style-complex="normal" style:font-weight-complex="normal"/>
    </style:style>
    <style:style style:name="T33" style:family="text">
      <style:text-properties fo:font-variant="normal" fo:text-transform="none" fo:color="#222222" fo:letter-spacing="normal" fo:font-style="normal" fo:font-weight="normal" officeooo:rsid="0035b9cb" fo:background-color="#ffff00" loext:char-shading-value="0" style:font-style-asian="normal" style:font-weight-asian="normal" style:font-style-complex="normal" style:font-weight-complex="normal"/>
    </style:style>
    <style:style style:name="T34" style:family="text">
      <style:text-properties fo:font-variant="normal" fo:text-transform="none" fo:color="#222222" fo:letter-spacing="normal" fo:font-style="normal" fo:font-weight="bold"/>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fo:font-variant="normal" fo:text-transform="none" fo:color="#222222" fo:letter-spacing="normal" fo:font-style="normal" officeooo:rsid="002c5dbd"/>
    </style:style>
    <style:style style:name="T37" style:family="text">
      <style:text-properties fo:font-variant="normal" fo:text-transform="none" fo:color="#222222" fo:letter-spacing="normal" fo:font-style="normal" officeooo:rsid="002d4c55"/>
    </style:style>
    <style:style style:name="T38" style:family="text">
      <style:text-properties fo:font-variant="normal" fo:text-transform="none" fo:color="#222222" fo:letter-spacing="normal" fo:font-style="normal" officeooo:rsid="002f06f4"/>
    </style:style>
    <style:style style:name="T39" style:family="text">
      <style:text-properties fo:font-variant="normal" fo:text-transform="none" fo:color="#222222" fo:letter-spacing="normal" fo:font-style="normal" officeooo:rsid="0066afd4"/>
    </style:style>
    <style:style style:name="T40" style:family="text">
      <style:text-properties fo:font-variant="normal" fo:text-transform="none" fo:color="#222222" style:font-name="Liberation Serif" fo:font-size="12pt" fo:letter-spacing="normal" fo:font-style="normal" fo:font-weight="normal" style:font-size-asian="12pt" style:font-size-complex="12pt"/>
    </style:style>
    <style:style style:name="T41" style:family="text">
      <style:text-properties fo:font-variant="normal" fo:text-transform="none" fo:color="#222222" style:font-name="Liberation Serif" fo:font-size="12pt" fo:letter-spacing="normal" fo:font-style="normal" fo:font-weight="normal" officeooo:rsid="00212bdf" style:font-size-asian="12pt" style:font-size-complex="12pt"/>
    </style:style>
    <style:style style:name="T42" style:family="text">
      <style:text-properties fo:font-variant="normal" fo:text-transform="none" fo:color="#222222" style:font-name="Liberation Serif" fo:font-size="12pt" fo:letter-spacing="normal" fo:font-style="normal" fo:font-weight="normal" officeooo:rsid="0028f075" style:font-size-asian="12pt" style:font-size-complex="12pt"/>
    </style:style>
    <style:style style:name="T43" style:family="text">
      <style:text-properties fo:font-variant="normal" fo:text-transform="none" fo:color="#222222" style:font-name="Liberation Serif" fo:font-size="12pt" fo:letter-spacing="normal" fo:font-style="normal" fo:font-weight="normal" officeooo:rsid="002b4e8e" style:font-size-asian="12pt" style:font-size-complex="12pt"/>
    </style:style>
    <style:style style:name="T44" style:family="text">
      <style:text-properties fo:font-variant="normal" fo:text-transform="none" fo:color="#222222" style:font-name="Liberation Serif" fo:font-size="12pt" fo:letter-spacing="normal" fo:font-style="normal" fo:font-weight="normal" officeooo:rsid="002c5dbd" style:font-size-asian="12pt" style:font-size-complex="12pt"/>
    </style:style>
    <style:style style:name="T45" style:family="text">
      <style:text-properties fo:font-variant="normal" fo:text-transform="none" fo:color="#222222" style:font-name="Liberation Serif" fo:font-size="12pt" fo:letter-spacing="normal" fo:font-style="normal" fo:font-weight="normal" officeooo:rsid="002f06f4" style:font-size-asian="12pt" style:font-size-complex="12pt"/>
    </style:style>
    <style:style style:name="T46" style:family="text">
      <style:text-properties fo:font-variant="normal" fo:text-transform="none" fo:color="#222222" style:font-name="Liberation Serif" fo:font-size="12pt" fo:letter-spacing="normal" fo:font-style="normal" fo:font-weight="normal" officeooo:rsid="003051c8" style:font-size-asian="12pt" style:font-size-complex="12pt"/>
    </style:style>
    <style:style style:name="T47" style:family="text">
      <style:text-properties fo:font-variant="normal" fo:text-transform="none" fo:color="#222222" style:font-name="Liberation Serif" fo:font-size="12pt" fo:letter-spacing="normal" fo:font-style="normal" fo:font-weight="normal" officeooo:rsid="00306c16" style:font-size-asian="12pt" style:font-size-complex="12pt"/>
    </style:style>
    <style:style style:name="T48" style:family="text">
      <style:text-properties fo:font-variant="normal" fo:text-transform="none" fo:color="#222222" style:font-name="Liberation Serif" fo:font-size="12pt" fo:letter-spacing="normal" fo:font-style="normal" fo:font-weight="normal" officeooo:rsid="00344bfc" style:font-size-asian="12pt" style:font-size-complex="12pt"/>
    </style:style>
    <style:style style:name="T49" style:family="text">
      <style:text-properties fo:font-variant="normal" fo:text-transform="none" fo:color="#222222" style:font-name="Liberation Serif" fo:font-size="12pt" fo:letter-spacing="normal" fo:font-style="normal" fo:font-weight="normal" officeooo:rsid="0035b9cb" style:font-size-asian="12pt" style:font-size-complex="12pt"/>
    </style:style>
    <style:style style:name="T50" style:family="text">
      <style:text-properties fo:font-variant="normal" fo:text-transform="none" fo:color="#222222" style:font-name="Liberation Serif" fo:font-size="12pt" fo:letter-spacing="normal" fo:font-style="normal" fo:font-weight="normal" officeooo:rsid="00374a5c" style:font-size-asian="12pt" style:font-size-complex="12pt"/>
    </style:style>
    <style:style style:name="T51" style:family="text">
      <style:text-properties fo:font-variant="normal" fo:text-transform="none" fo:color="#222222" style:font-name="Liberation Serif" fo:font-size="12pt" fo:letter-spacing="normal" fo:font-style="normal" fo:font-weight="normal" officeooo:rsid="0038b1e2" style:font-size-asian="12pt" style:font-size-complex="12pt"/>
    </style:style>
    <style:style style:name="T52" style:family="text">
      <style:text-properties fo:font-variant="normal" fo:text-transform="none" fo:color="#222222" style:font-name="Liberation Serif" fo:font-size="12pt" fo:letter-spacing="normal" fo:font-style="normal" fo:font-weight="normal" officeooo:rsid="003d9f41" style:font-size-asian="12pt" style:font-size-complex="12pt"/>
    </style:style>
    <style:style style:name="T53" style:family="text">
      <style:text-properties fo:font-variant="normal" fo:text-transform="none" fo:color="#222222" style:font-name="Liberation Serif" fo:font-size="12pt" fo:letter-spacing="normal" fo:font-style="normal" fo:font-weight="normal" officeooo:rsid="00477cd6" style:font-size-asian="12pt" style:font-size-complex="12pt"/>
    </style:style>
    <style:style style:name="T54" style:family="text">
      <style:text-properties fo:font-variant="normal" fo:text-transform="none" fo:color="#222222" style:font-name="Liberation Serif" fo:font-size="12pt" fo:letter-spacing="normal" fo:font-style="normal" fo:font-weight="normal" officeooo:rsid="005812d4" style:font-size-asian="12pt" style:font-size-complex="12pt"/>
    </style:style>
    <style:style style:name="T55" style:family="text">
      <style:text-properties fo:font-variant="normal" fo:text-transform="none" fo:color="#222222" style:font-name="Liberation Serif" fo:font-size="12pt" fo:letter-spacing="normal" fo:font-style="normal" fo:font-weight="normal" officeooo:rsid="005a320d" style:font-size-asian="12pt" style:font-size-complex="12pt"/>
    </style:style>
    <style:style style:name="T56" style:family="text">
      <style:text-properties fo:font-variant="normal" fo:text-transform="none" fo:color="#222222" style:font-name="Liberation Serif" fo:font-size="12pt" fo:letter-spacing="normal" fo:font-style="normal" fo:font-weight="normal" officeooo:rsid="005de84e" style:font-size-asian="12pt" style:font-size-complex="12pt"/>
    </style:style>
    <style:style style:name="T57" style:family="text">
      <style:text-properties fo:font-variant="normal" fo:text-transform="none" fo:color="#222222" style:font-name="Liberation Serif" fo:font-size="12pt" fo:letter-spacing="normal" fo:font-style="normal" fo:font-weight="normal" officeooo:rsid="005e22a4" style:font-size-asian="12pt" style:font-size-complex="12pt"/>
    </style:style>
    <style:style style:name="T58" style:family="text">
      <style:text-properties fo:font-variant="normal" fo:text-transform="none" fo:color="#222222" style:font-name="Liberation Serif" fo:font-size="12pt" fo:letter-spacing="normal" fo:font-style="normal" fo:font-weight="normal" officeooo:rsid="005f6f4f" style:font-size-asian="12pt" style:font-size-complex="12pt"/>
    </style:style>
    <style:style style:name="T59"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60" style:family="text">
      <style:text-properties fo:font-variant="normal" fo:text-transform="none" fo:color="#222222" style:font-name="Liberation Serif" fo:font-size="12pt" fo:letter-spacing="normal" fo:font-style="normal" fo:font-weight="normal" officeooo:rsid="0035b9cb" style:font-size-asian="12pt" style:font-weight-asian="normal" style:font-size-complex="12pt" style:font-weight-complex="normal"/>
    </style:style>
    <style:style style:name="T61" style:family="text">
      <style:text-properties fo:font-variant="normal" fo:text-transform="none" fo:color="#222222" style:font-name="Liberation Serif" fo:font-size="12pt" fo:letter-spacing="normal" fo:font-style="normal" fo:font-weight="normal" officeooo:rsid="00374a5c" style:font-size-asian="12pt" style:font-weight-asian="normal" style:font-size-complex="12pt" style:font-weight-complex="normal"/>
    </style:style>
    <style:style style:name="T62" style:family="text">
      <style:text-properties fo:font-variant="normal" fo:text-transform="none" fo:color="#222222" style:font-name="Liberation Serif" fo:font-size="12pt" fo:letter-spacing="normal" fo:font-style="normal" fo:font-weight="bold" style:font-size-asian="12pt" style:font-size-complex="12pt"/>
    </style:style>
    <style:style style:name="T63"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64" style:family="text">
      <style:text-properties fo:font-variant="normal" fo:text-transform="none" fo:color="#222222" style:font-name="Liberation Serif" fo:font-size="12pt" fo:letter-spacing="normal" fo:font-style="normal" fo:font-weight="bold" officeooo:rsid="0035b9cb" style:font-size-asian="12pt" style:font-weight-asian="bold" style:font-size-complex="12pt" style:font-weight-complex="bold"/>
    </style:style>
    <style:style style:name="T65" style:family="text">
      <style:text-properties fo:font-variant="normal" fo:text-transform="none" fo:color="#222222" style:font-name="Liberation Serif" fo:font-size="12pt" fo:letter-spacing="normal" fo:font-style="italic" fo:font-weight="normal" style:font-size-asian="12pt" style:font-size-complex="12pt"/>
    </style:style>
    <style:style style:name="T66" style:family="text">
      <style:text-properties fo:font-style="normal" style:font-style-asian="normal" style:font-style-complex="normal"/>
    </style:style>
    <style:style style:name="T67" style:family="text">
      <style:text-properties fo:font-style="normal" officeooo:rsid="002202e0" style:font-style-asian="normal" style:font-style-complex="normal"/>
    </style:style>
    <style:style style:name="T68" style:family="text">
      <style:text-properties fo:font-style="normal" officeooo:rsid="0030dce4" style:font-style-asian="normal" style:font-style-complex="normal"/>
    </style:style>
    <style:style style:name="T69" style:family="text">
      <style:text-properties fo:font-style="normal" officeooo:rsid="004e028f" style:font-style-asian="normal" style:font-style-complex="normal"/>
    </style:style>
    <style:style style:name="T70" style:family="text">
      <style:text-properties fo:font-style="normal" officeooo:rsid="004af9e8" style:font-style-asian="normal" style:font-style-complex="normal"/>
    </style:style>
    <style:style style:name="T71" style:family="text">
      <style:text-properties fo:font-style="normal" officeooo:rsid="00501704" style:font-style-asian="normal" style:font-style-complex="normal"/>
    </style:style>
    <style:style style:name="T72" style:family="text">
      <style:text-properties fo:font-style="normal" officeooo:rsid="0050a234" style:font-style-asian="normal" style:font-style-complex="normal"/>
    </style:style>
    <style:style style:name="T73" style:family="text">
      <style:text-properties fo:font-style="italic" style:font-style-asian="italic" style:font-style-complex="italic"/>
    </style:style>
    <style:style style:name="T74" style:family="text">
      <style:text-properties fo:font-style="italic" officeooo:rsid="004af9e8" style:font-style-asian="italic" style:font-style-complex="italic"/>
    </style:style>
    <style:style style:name="T75" style:family="text">
      <style:text-properties officeooo:rsid="002c5dbd"/>
    </style:style>
    <style:style style:name="T76" style:family="text">
      <style:text-properties officeooo:rsid="0030dce4" fo:background-color="#ffff00" loext:char-shading-value="0"/>
    </style:style>
    <style:style style:name="T77" style:family="text">
      <style:text-properties officeooo:rsid="0030dce4" fo:background-color="#ffff00" loext:char-shading-value="0" style:font-style-asian="normal" style:font-style-complex="normal"/>
    </style:style>
    <style:style style:name="T78" style:family="text">
      <style:text-properties officeooo:rsid="0038b1e2" fo:background-color="#ffff00" loext:char-shading-value="0" style:font-style-asian="normal" style:font-style-complex="normal"/>
    </style:style>
    <style:style style:name="T79" style:family="text">
      <style:text-properties officeooo:rsid="003d9f41" fo:background-color="#ffff00" loext:char-shading-value="0" style:font-style-asian="normal" style:font-style-complex="normal"/>
    </style:style>
    <style:style style:name="T80" style:family="text">
      <style:text-properties officeooo:rsid="003eb0a1" fo:background-color="#ffff00" loext:char-shading-value="0" style:font-style-asian="normal" style:font-style-complex="normal"/>
    </style:style>
    <style:style style:name="T81" style:family="text">
      <style:text-properties officeooo:rsid="00429764" fo:background-color="#ffff00" loext:char-shading-value="0" style:font-style-asian="normal" style:font-style-complex="normal"/>
    </style:style>
    <style:style style:name="T82" style:family="text">
      <style:text-properties officeooo:rsid="0068c4aa" fo:background-color="#ffff00" loext:char-shading-value="0" style:font-style-asian="normal" style:font-style-complex="normal"/>
    </style:style>
    <style:style style:name="T83" style:family="text">
      <style:text-properties officeooo:rsid="006b5a58" fo:background-color="#ffff00" loext:char-shading-value="0" style:font-style-asian="normal" style:font-style-complex="normal"/>
    </style:style>
    <style:style style:name="T84" style:family="text">
      <style:text-properties officeooo:rsid="003d9f41"/>
    </style:style>
    <style:style style:name="T85" style:family="text">
      <style:text-properties officeooo:rsid="004518cd"/>
    </style:style>
    <style:style style:name="T86" style:family="text">
      <style:text-properties officeooo:rsid="0046e6db"/>
    </style:style>
    <style:style style:name="T87" style:family="text">
      <style:text-properties officeooo:rsid="00491043"/>
    </style:style>
    <style:style style:name="T88" style:family="text">
      <style:text-properties officeooo:rsid="0049a3e0"/>
    </style:style>
    <style:style style:name="T89" style:family="text">
      <style:text-properties officeooo:rsid="0051fb67"/>
    </style:style>
    <style:style style:name="T90" style:family="text">
      <style:text-properties officeooo:rsid="005613fe"/>
    </style:style>
    <style:style style:name="T91" style:family="text">
      <style:text-properties officeooo:rsid="0057b860"/>
    </style:style>
    <style:style style:name="T92" style:family="text">
      <style:text-properties officeooo:rsid="0059fb3a"/>
    </style:style>
    <style:style style:name="T93" style:family="text">
      <style:text-properties officeooo:rsid="005f84c2"/>
    </style:style>
    <style:style style:name="T94" style:family="text">
      <style:text-properties officeooo:rsid="00607456"/>
    </style:style>
    <style:style style:name="T95" style:family="text">
      <style:text-properties officeooo:rsid="00622909"/>
    </style:style>
    <style:style style:name="T96" style:family="text">
      <style:text-properties officeooo:rsid="0064853d"/>
    </style:style>
    <style:style style:name="T97" style:family="text">
      <style:text-properties officeooo:rsid="0066afd4"/>
    </style:style>
    <style:style style:name="T98" style:family="text">
      <style:text-properties officeooo:rsid="00680bc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Bitcoin: A Practical Guide</text:p>
      <text:p text:style-name="P7"/>
      <text:p text:style-name="P8"><text:span text:style-name="T76">Slide 1</text:span><text:tab/></text:p>
      <text:p text:style-name="P8"><text:tab/>It has been said that Bitcoin is financial freedom disguised as a get-rich-quick scheme. <text:s/>While</text:p>
      <text:p text:style-name="P7">I think Bitcoin’s technical capabilities are <text:span text:style-name="T88">the most interesting</text:span>, the quote <text:span text:style-name="T88">still rings true</text:span>. <text:s/>It’s only when you understand the current system <text:span text:style-name="T1">and</text:span><text:span text:style-name="T2"> Bitcoin that you can appreciate what an amazing invention it is. <text:s/>Today I hope to transfer some of that understanding to you.</text:span></text:p>
      <text:p text:style-name="P19"/>
      <text:p text:style-name="P21">Slide 2</text:p>
      <text:p text:style-name="P23"><text:span text:style-name="T2">I will briefly go over </text:span><text:span text:style-name="T1">Why you should use Bitcoin</text:span><text:span text:style-name="T2">, </text:span><text:span text:style-name="T1">What Bitcoin Is</text:span><text:span text:style-name="T2">, and </text:span><text:span text:style-name="T1">How to use Bitcoin</text:span><text:span text:style-name="T2">. </text:span><text:span text:style-name="T13">Write down any questions you have and there will be a Q&amp;A at the end where I can address them.</text:span></text:p>
      <text:p text:style-name="P42"/>
      <text:p text:style-name="P21">Slide 3</text:p>
      <text:p text:style-name="P24">Why Use Bitcoin?</text:p>
      <text:p text:style-name="P17"><text:span text:style-name="T2"><text:tab/>If you’ve never been dissatisfied with the current state of banks, you might not think Bitcoin is that useful. <text:s/>Hopefully, I can explain the current system and how Bitcoin radically improves upon it. Bitcoin is a way to store and send money, so we’ll compare those two </text:span><text:span text:style-name="T11">methods between </text:span><text:span text:style-name="T2">Bitcoin, the legacy banking system, and VISA.</text:span></text:p>
      <text:p text:style-name="P18"/>
      <text:p text:style-name="P21">Slide 4</text:p>
      <text:p text:style-name="P16">Storing Money</text:p>
      <text:p text:style-name="P17"><text:span text:style-name="T2"><text:tab/>With the legacy banking system, your money is “stored” in a bank. <text:s/>This is partly inaccurate because often the bank doesn’t “store” your cash where you can get to it—</text:span><text:span text:style-name="T4">they move it away and only deal with the money electronically</text:span><text:span text:style-name="T2">. <text:s/>If you wanted to withdraw all of you</text:span><text:span text:style-name="T8">r</text:span><text:span text:style-name="T2"> money as cash, they may not even allow it. <text:s/>In other words, you loan your money to the bank with the promise that when you go to use it, they’ll allow you. <text:s/>Further, your money can be stolen, even legally if you’re suspected of a crime </text:span><text:span text:style-name="T12">by being “frozen”</text:span><text:span text:style-name="T2">. <text:s/>This is built into the system. <text:s/></text:span><text:span text:style-name="T7">Oh, and the banks are only open 9-5.</text:span></text:p>
      <text:p text:style-name="P18"/>
      <text:p text:style-name="P17"><text:span text:style-name="T2"><text:tab/>With VISA, you don’t store money, you </text:span><text:span text:style-name="T9">create</text:span><text:span text:style-name="T2"> debt. <text:s/>VISA pays merchants for you, and you must pay VISA back. <text:s/>You can have a hybrid card called a debit card that is VISA compatible that </text:span><text:span text:style-name="T12">pulls from your banking account</text:span><text:span text:style-name="T2">, but again your money is not really your money.</text:span></text:p>
      <text:p text:style-name="P18"/>
      <text:p text:style-name="P21">Slide 5</text:p>
      <text:p text:style-name="P17"><text:span text:style-name="T2"><text:tab/>With Bitcoin, your money is “stored” in a </text:span><text:span text:style-name="T5">l</text:span><text:span text:style-name="T6">edger</text:span><text:span text:style-name="T2"> with thousands of copies that can’t be changed. <text:s/>Anyone can check one of these copies for your balance, if they know which addresses are yours. <text:s/>Even though your balance is stored in multiple places, no one else can spend your money. <text:s/>The math backing Bitcoin won’t allow it, it’s </text:span><text:span text:style-name="T10">like trying to </text:span><text:span text:style-name="T2">find a way to make 2+2=5.</text:span></text:p>
      <text:p text:style-name="P18"/>
      <text:p text:style-name="P21">Slide 6</text:p>
      <text:p text:style-name="P16">Sending Money</text:p>
      <text:p text:style-name="P18"><text:tab/>With the legacy banking system, in order to send money you need a bank routing number and an account number. <text:s/>With these numbers, you can send <text:span text:style-name="T73">and</text:span><text:span text:style-name="T66"> receive to/from the account, but it’s assumed if you pull money that you’re not supposed to, they’ll undo the transaction (if it’s noticed, which requires people to monitor your accounts). <text:s/></text:span><text:span text:style-name="T68">Transactions usually take about 1-3 days to settle, and transactions are reversible for a long time.</text:span></text:p>
      <text:p text:style-name="P26"/>
      <text:p text:style-name="P18"><text:span text:style-name="T66"><text:tab/>With VISA, all sends are actually </text:span><text:span text:style-name="T73">pulls</text:span><text:span text:style-name="T66"> from your account, which is identified by a 16 digit number, and optionally an expiration date and CID code. <text:s/>If someone has this information, they can </text:span><text:soft-page-break/><text:span text:style-name="T66">pull from your account. <text:s/>It’s only if VISA finds it suspicious </text:span><text:span text:style-name="T67">or you </text:span><text:span text:style-name="T69">dispute </text:span><text:span text:style-name="T67">the transaction that they’ll reverse it. </text:span><text:span text:style-name="T68">Transactions take at least a day to settle and transactions here are also reversible. <text:s/>The reason you probably didn’t know that </text:span><text:span text:style-name="T69">transactions take so long to settle </text:span><text:span text:style-name="T68">is VISA pays the merchant, not you. </text:span><text:span text:style-name="T69">The merchants accept a temporary IOU from VISA until they actually get paid.</text:span></text:p>
      <text:p text:style-name="P44"/>
      <text:p text:style-name="P27">Slide 7</text:p>
      <text:p text:style-name="P20"><text:span text:style-name="T66"><text:tab/>With Bitcoin, you send money by sending your Bitcoin to someone else’s address. <text:s/></text:span><text:span text:style-name="T70">It’s a </text:span><text:span text:style-name="T74">push, </text:span><text:span text:style-name="T70">not a </text:span><text:span text:style-name="T74">pull. <text:s/></text:span><text:span text:style-name="T66">You are in total control of how much and where the money goes, and no one can stop you from sending the money. <text:s/></text:span><text:span text:style-name="T71">This means </text:span><text:span text:style-name="T66">no one can “freeze” your account</text:span><text:span text:style-name="T68"> by preventing you from making a transaction, since as long as your transaction is valid, all it takes is one honest miner to confirm it for you, and it’s permanent. <text:s/></text:span><text:span text:style-name="T72">This is a feature, not a bug – you don’t want someone telling you that you didn’t pay the day after you paid them.</text:span></text:p>
      <text:p text:style-name="P45"/>
      <text:p text:style-name="P27">Slide 8</text:p>
      <text:p text:style-name="P25">What Bitcoin Is</text:p>
      <text:p text:style-name="P19"/>
      <text:p text:style-name="P19"><text:tab/>Since things sometimes get technical, I will explain what Bitcoin is 3 times. <text:s/>First, I’ll explain it as simply as I can, like you’re five. <text:s/>Then, I’ll explain it with some more technical concepts most people should understand, like you’re a 15 year old. <text:s/>Then I’ll explain it faithfully, using terms some <text:span text:style-name="T89">people might not understand</text:span>. <text:s/><text:span text:style-name="T92">This explanation is for the nerds among you.</text:span> <text:s/>All of the explanations are <text:span text:style-name="T92">accurate,</text:span> it’s just that some of them will gloss over some things. <text:s/><text:span text:style-name="T89">Don’t get discouraged if you don’t understand, and there will be time at the end to ask any question you want.</text:span></text:p>
      <text:p text:style-name="P19"/>
      <text:p text:style-name="P27">Slide 9</text:p>
      <text:p text:style-name="P15"><text:span text:style-name="T85">This is </text:span>Bitcoin explained like you’re five:</text:p>
      <text:p text:style-name="P9"><text:span text:style-name="T3"><text:tab/></text:span><text:span text:style-name="T14">Bitcoin is internet money. Bitcoin is made by special computers that solve hard math problems. Anyone can use Bitcoin as long as they have a computer or a smartphone. Bitcoin is stored </text:span><text:span text:style-name="T20">in</text:span><text:span text:style-name="T14"> "wallets" which are just apps that store, send, and receive Bitcoin. You can send Bitcoin to anyone in the world. Bitcoin's price is determined by how many Bitcoin </text:span><text:span text:style-name="T20">that are for sale</text:span><text:span text:style-name="T14">, and how much people are willing to pay </text:span><text:span text:style-name="T17">for some Bitcoin.</text:span></text:p>
      <text:p text:style-name="P46"/>
      <text:p text:style-name="P28">Slide 10</text:p>
      <text:p text:style-name="P37">This is Bitcoin explained like you’re fifteen:</text:p>
      <text:p text:style-name="P10"><text:span text:style-name="T15"><text:tab/></text:span><text:span text:style-name="T14">Bitcoin usually refers to both the store of value </text:span><text:span text:style-name="T21">or currency</text:span><text:span text:style-name="T14">, a Bitcoin (which is like digital gold), and the network on which to spend it, the Bitcoin network (which is like the VISA payment network). Bitcoin is "mined" by </text:span><text:span text:style-name="T22">special purpose computers</text:span><text:span text:style-name="T14">, and by mining </text:span><text:span text:style-name="T19">B</text:span><text:span text:style-name="T14">itcoin, they help make the network secure. Anyone can use Bitcoin, as long as they have a computer or a smartphone. Bitcoin is stored in "wallets", </text:span><text:span text:style-name="T16">which is </text:span><text:span text:style-name="T14">usually a smartphone app, </text:span><text:span text:style-name="T23">but it can also be a physical device called a “Hardware Wallet”</text:span><text:span text:style-name="T14">. In order to send </text:span><text:span text:style-name="T18">B</text:span><text:span text:style-name="T14">itcoin, you need to have Bitcoin to send. There are a few ways to get Bitcoin:</text:span></text:p>
      <text:p text:style-name="P47"/>
      <text:p text:style-name="P28">Slide 11</text:p>
      <text:list xml:id="list3281811244837066820" text:style-name="L1">
        <text:list-item>
          <text:p text:style-name="P59"><text:span text:style-name="T86">G</text:span>o to an exchange and give them your local currency (dollars, euros, <text:span text:style-name="T90">won</text:span>, yen, rubles), they will then send you Bitcoin</text:p>
        </text:list-item>
        <text:list-item>
          <text:p text:style-name="P59"><text:span text:style-name="T86">Fi</text:span>nd someone locally that is willing to trade <text:span text:style-name="T91">some </text:span>currency for Bitcoin</text:p>
        </text:list-item>
        <text:list-item>
          <text:p text:style-name="P59"><text:span text:style-name="T86">S</text:span>ell goods or provide a service for Bitcoin</text:p>
        </text:list-item>
        <text:list-item>
          <text:p text:style-name="P62"><text:span text:style-name="T86">B</text:span>e a miner who has invested millions of dollars into mining and find a block.</text:p>
          <text:p text:style-name="P50"><text:soft-page-break/>Slide 12</text:p>
        </text:list-item>
      </text:list>
      <text:p text:style-name="P2"><text:span text:style-name="T40">Bitcoin uses technology similar to the technology you use to browse the Web to make sure it's secure. Bitcoin's price is based on supply and demand, but Bitcoin is unique in that it's a </text:span><text:span text:style-name="Strong_20_Emphasis"><text:span text:style-name="T62">deflationary </text:span></text:span><text:span text:style-name="T40">currency. There will never be more than 21 million </text:span><text:span text:style-name="T53">B</text:span><text:span text:style-name="T40">itcoin, and right now, only </text:span><text:span text:style-name="T41">17 </text:span><text:span text:style-name="T40">million have been mined. </text:span><text:span text:style-name="T43">Bitcoin transactions, once confirmed, are permanent, </text:span><text:span text:style-name="T45">so users must be careful to send the right amounts to the right addresses. <text:s/></text:span><text:span text:style-name="T54">One Bitcoin is divisible into 100 million parts, so many people own and use less than one Bitcoin.</text:span></text:p>
      <text:p text:style-name="P60"/>
      <text:list xml:id="list150311087369559" text:continue-numbering="true" text:style-name="L1">
        <text:list-header>
          <text:p text:style-name="P50">Slide 13</text:p>
        </text:list-header>
      </text:list>
      <text:p text:style-name="P33">And here <text:span text:style-name="T85">is Bitcoin</text:span> explained as <text:span text:style-name="T85">simply and accurately as possible:</text:span></text:p>
      <text:p text:style-name="P40"><text:span text:style-name="T27">Bitcoin was the first mainstream cryptocurrency, which means "a digitally secure store of value". Bitcoin introduced the concept of the Blockchain, which is like a public checkbook that includes a </text:span><text:span text:style-name="Strong_20_Emphasis"><text:span text:style-name="T34">permanent </text:span></text:span><text:span text:style-name="T27">record of </text:span><text:span text:style-name="Strong_20_Emphasis"><text:span text:style-name="T34">everyone's </text:span></text:span><text:span text:style-name="T27">transactions. </text:span><text:span text:style-name="T30">A blockchain is just ordered data where each update references the previous update so the order can’t easily be changed. <text:s/></text:span><text:span text:style-name="T27">Bitcoin is also peer-to-peer (like BitTorrent </text:span><text:span text:style-name="T28">or the Internet </text:span><text:span text:style-name="T30">itself</text:span><text:span text:style-name="T27">), so anyone can use the network and you don't need a central server. </text:span><text:span text:style-name="T29">It runs on its own, and even if half the network went down it would continue working without a hitch</text:span><text:span text:style-name="T27">.</text:span></text:p>
      <text:list xml:id="list150311067964898" text:continue-numbering="true" text:style-name="L1">
        <text:list-header>
          <text:p text:style-name="P51"><text:span text:style-name="T32">Slide 1</text:span><text:span text:style-name="T33">4</text:span></text:p>
        </text:list-header>
      </text:list>
      <text:p text:style-name="P4"><text:span text:style-name="T40">Bitcoin is stored in "wallets", and is sent to "</text:span><text:span text:style-name="T48">Bitcoin </text:span><text:span text:style-name="T40">addresses". Bitcoin uses Public Key Cryptography (just like the Web does) to secure itself. You send </text:span><text:span text:style-name="T44">B</text:span><text:span text:style-name="T40">itcoin to someone </text:span><text:span text:style-name="T49">else’s Bitcoin address </text:span><text:span text:style-name="T40">(</text:span><text:span text:style-name="T49">which is technically a </text:span><text:span text:style-name="T64">public key</text:span><text:span text:style-name="T61">)</text:span><text:span text:style-name="T63">. </text:span><text:span text:style-name="T59"><text:s/></text:span><text:span text:style-name="T60">T</text:span><text:span text:style-name="T40">hey </text:span><text:span text:style-name="T49">can then </text:span><text:span text:style-name="T40">spend it by </text:span><text:span text:style-name="Strong_20_Emphasis"><text:span text:style-name="T62">signing </text:span></text:span><text:span text:style-name="T40">a transaction with the </text:span><text:span text:style-name="Strong_20_Emphasis"><text:span text:style-name="T62">private key</text:span></text:span><text:span text:style-name="Strong_20_Emphasis"><text:span text:style-name="T59"> </text:span></text:span><text:span text:style-name="Strong_20_Emphasis"><text:span text:style-name="T60">that corresponds to that </text:span></text:span><text:span text:style-name="Strong_20_Emphasis"><text:span text:style-name="T64">public key/address</text:span></text:span><text:span text:style-name="Strong_20_Emphasis"><text:span text:style-name="T60">. <text:s/>Only signed transactions that match up with the </text:span></text:span><text:span text:style-name="Strong_20_Emphasis"><text:span text:style-name="T64">public key</text:span></text:span><text:span text:style-name="Strong_20_Emphasis"><text:span text:style-name="T60"> and are valid</text:span></text:span><text:span text:style-name="T40">. <text:s/></text:span><text:span text:style-name="T51">These are what Bitcoin addresses look like. <text:s/></text:span><text:span text:style-name="T55">Addresses are sometimes rendered as QR codes for easy scanning by smartphones.</text:span></text:p>
      <text:p text:style-name="P61"/>
      <text:list xml:id="list150309616710299" text:continue-numbering="true" text:style-name="L1">
        <text:list-header>
          <text:p text:style-name="P52"><text:span text:style-name="T77">Slide 1</text:span><text:span text:style-name="T78">5</text:span></text:p>
        </text:list-header>
      </text:list>
      <text:p text:style-name="P4"><text:span text:style-name="T46">W</text:span><text:span text:style-name="T40">ith a </text:span><text:span text:style-name="Strong_20_Emphasis"><text:span text:style-name="T62">signed transaction </text:span></text:span><text:span text:style-name="T40">and the </text:span><text:span text:style-name="Strong_20_Emphasis"><text:span text:style-name="T62">public key</text:span></text:span><text:span text:style-name="T40">, both of which are very public on Bitcoin, anyone can verify that the transaction is valid and was signed with the </text:span><text:span text:style-name="Strong_20_Emphasis"><text:span text:style-name="T62">private key</text:span></text:span><text:span text:style-name="T40">, which </text:span><text:span text:style-name="T46">was</text:span><text:span text:style-name="T40"> never revealed. In order for a transaction to be included on the blockchain, it has to be valid which means:</text:span></text:p>
      <text:list xml:id="list7325881521042219026" text:style-name="L2">
        <text:list-item>
          <text:p text:style-name="P63"><text:span text:style-name="T46">I</text:span><text:span text:style-name="T40">t was sent from an address with a balance </text:span><text:span text:style-name="T50">(you can’t spend more than you have)</text:span></text:p>
        </text:list-item>
        <text:list-item>
          <text:p text:style-name="P63"><text:span text:style-name="T56">I</text:span><text:span text:style-name="T40">t is properly signed </text:span><text:span text:style-name="T50">(you can’t spend money that’s not yours)</text:span></text:p>
        </text:list-item>
        <text:list-item>
          <text:p text:style-name="P63"><text:span text:style-name="T46">M</text:span><text:span text:style-name="T40">iners include</text:span><text:span text:style-name="T44">d</text:span><text:span text:style-name="T40"> it into a block. </text:span><text:span text:style-name="T50">(you need to pay the miner’s fee)</text:span></text:p>
        </text:list-item>
      </text:list>
      <text:p text:style-name="P5"><text:span text:style-name="T40">Miners decide to include </text:span><text:span text:style-name="T46">a transaction</text:span><text:span text:style-name="T40"> in a block based on how big of a transaction fee you include. If you include a fee much higher than what everyone else is paying, miners have an incentive to prioritize your transaction. If you include a low fee, miners might prioritize higher fee transactions over yours.</text:span></text:p>
      <text:p text:style-name="P64"/>
      <text:list xml:id="list150310629892953" text:continue-list="list150309616710299" text:style-name="L1">
        <text:list-header>
          <text:p text:style-name="P53"><text:span text:style-name="T77">Slide 1</text:span><text:span text:style-name="T79">6</text:span></text:p>
        </text:list-header>
      </text:list>
      <text:p text:style-name="P6"><text:span text:style-name="T40">Bitcoin's </text:span><text:span text:style-name="Strong_20_Emphasis"><text:span text:style-name="T62">public ledger </text:span></text:span><text:span text:style-name="T40">(</text:span><text:span text:style-name="T46">sort of like a </text:span><text:span text:style-name="T40">public checkbook) is called the blockchain. It's called the blockchain because about every 10 minutes, a new "block" should be found by </text:span><text:span text:style-name="T44">B</text:span><text:span text:style-name="T40">itcoin miners, and added to the end </text:span><text:span text:style-name="T52">of the chain of blocks</text:span><text:span text:style-name="T40">. </text:span><text:span text:style-name="T57">Miners get to “create” Bitcoin by claiming the block reward, which is currently 12.5 Bitcoin. <text:s/>This reward halves every once in a while in a predictable way. <text:s/></text:span><text:span text:style-name="T40">The miners (which are usually thousands of expensive machines located near cheap sources of power and </text:span><text:soft-page-break/><text:span text:style-name="T40">internet) are basically simple computers that perform a certain type of operation billions or trillions of times per second called "hashing". </text:span></text:p>
      <text:p text:style-name="P65"/>
      <text:list xml:id="list150310426155388" text:continue-numbering="true" text:style-name="L1">
        <text:list-header>
          <text:p text:style-name="P53"><text:span text:style-name="T77">Slide 1</text:span><text:span text:style-name="T79">7</text:span></text:p>
        </text:list-header>
      </text:list>
      <text:p text:style-name="P6"><text:span text:style-name="T40">When you "hash" data, it comes out completely changed, but in a repeatable way (if both you and your friend hash the same data, you should get the same output). This is mostly used in the computer world to make sure files didn't get corrupted when being transferred on the internet, since if you run your copy of a file through a hashing function and compare it to your friend's </text:span><text:span text:style-name="T58">output</text:span><text:span text:style-name="T40">, if it's the same you know that the files are identical. Bitcoin miners take part of the previous block and try to find some data to add to it so the hash ends up looking special </text:span><text:span text:style-name="T47">(see slide)</text:span><text:span text:style-name="T40">. Everyone who participates in Bitcoin agrees, if you find a unique enough hash, you get to make a new block to add to the chain. Since the hash includes data from the last block, once you find a new block everyone starts the whole process over again. When miners find a block, they get to claim a "block reward" (which is 12.5 BTC right now), plus they get to keep all of the "transaction fees" of each transaction they include in a block. </text:span></text:p>
      <text:p text:style-name="P65"/>
      <text:list xml:id="list150311044305556" text:continue-numbering="true" text:style-name="L1">
        <text:list-header>
          <text:p text:style-name="P53"><text:span text:style-name="T77">Slide 1</text:span><text:span text:style-name="T79">8</text:span></text:p>
        </text:list-header>
      </text:list>
      <text:p text:style-name="P1">Bitcoin's price fluctuates because supply and demand fluctuate. Bitcoin's often compared to gold <text:span text:style-name="T93">because</text:span> there's a finite amount of it. If I own 1 out of 21 million <text:span text:style-name="T87">B</text:span>itcoin, that means at most you could own 20,999,999 <text:span text:style-name="T87">B</text:span>itcoin, <text:span text:style-name="T94">assuming </text:span>everyone else wanted to sell you theirs. But the truth is most <text:span text:style-name="T95">people with </text:span>Bitcoin want to "HODL" (hold) their <text:span text:style-name="T87">B</text:span>itcoin, and only spend it as rarely as possible, since there will only ever be but so many. Since a lot of people don't want to sell, the price goes up. It keeps on going up because more and more <text:span text:style-name="T75">B</text:span>itcoin keep getting bought by people who won't want to sell <text:span text:style-name="T96">it for dollars</text:span>. <text:s/><text:span text:style-name="T84">It’s also important to note you can own fractions of a Bitcoin. <text:s/>Bitcoin still works great when you’re transferring 0.0001 of it.</text:span></text:p>
      <text:list xml:id="list150310466572403" text:continue-numbering="true" text:style-name="L1">
        <text:list-header>
          <text:p text:style-name="P53"><text:span text:style-name="T77">Slide 1</text:span><text:span text:style-name="T79">9</text:span></text:p>
        </text:list-header>
      </text:list>
      <text:p text:style-name="P3"><text:span text:style-name="T40">The most important part about Bitcoin, the thing that's most revolutionary is that with Bitcoin, you don't have to trust anyone to send money. If you want to send money by the banking system today, all you need is an account number and a routing number and you can wire money in or out, but you need to </text:span><text:span text:style-name="Emphasis"><text:span text:style-name="T65">trust </text:span></text:span><text:span text:style-name="T42">th</text:span><text:span text:style-name="T40">e banks to do so. An account with a </text:span><text:span text:style-name="T52">b</text:span><text:span text:style-name="T40">ank is also just an IOU from the bank for </text:span><text:span text:style-name="T44">own </text:span><text:span text:style-name="T40">your money, whereas with Bitcoin you </text:span><text:span text:style-name="Strong_20_Emphasis"><text:span text:style-name="T62">own </text:span></text:span><text:span text:style-name="T40">your money. </text:span><text:span text:style-name="Strong_20_Emphasis"><text:span text:style-name="T62">You don't need a bank to send it, and no one but you can spend it.</text:span></text:span></text:p>
      <text:list xml:id="list150309338047864" text:continue-numbering="true" text:style-name="L1">
        <text:list-header>
          <text:p text:style-name="P54"><text:span text:style-name="T77">Slide </text:span><text:span text:style-name="T80">20</text:span></text:p>
        </text:list-header>
      </text:list>
      <text:p text:style-name="P38">How to Use Bitcoin</text:p>
      <text:p text:style-name="P39"/>
      <text:p text:style-name="P14"><text:span text:style-name="T26"><text:tab/></text:span><text:span text:style-name="T24">To use Bitcoin, all you need is a Bitcoin Wallet. <text:s/>There are a lot of them out there, and you must be careful to use one that’s open-source, as that means that people can inspect it to make sure that it doesn’t steal your Bitcoin. <text:s/>There’s a lot of money to be had in stealing Bitcoin, so I recommend if you’re first starting out to use this Android wallet: </text:span><text:a xlink:type="simple" xlink:href="https://play.google.com/store/apps/details?id=de.schildbach.wallet" text:style-name="Internet_20_link" text:visited-style-name="Visited_20_Internet_20_Link">https://play.google.com/store/apps/details?id=de.schildbach.wallet</text:a><text:span text:style-name="T25">. <text:s/>I’ve added a QR code to the slides in case you wanted to scan it.</text:span></text:p>
      <text:p text:style-name="P48"/>
      <text:list xml:id="list150310816097031" text:continue-numbering="true" text:style-name="L1">
        <text:list-header>
          <text:p text:style-name="P55"><text:soft-page-break/><text:span text:style-name="T77">Slide </text:span><text:span text:style-name="T80">2</text:span><text:span text:style-name="T81">1</text:span></text:p>
        </text:list-header>
      </text:list>
      <text:p text:style-name="P12"><text:span text:style-name="T26"><text:tab/>After opening the wallet you’ll see a screen with your balance (0), a QR code, and the options to “Request coins”</text:span><text:span text:style-name="T36">,</text:span><text:span text:style-name="T26"> “Send coins”, and a camera icon. <text:s/></text:span><text:span text:style-name="T36">Here’s what these options do:</text:span></text:p>
      <text:p text:style-name="P29"/>
      <text:p text:style-name="P29"><text:tab/>“<text:span text:style-name="T1">Request coins</text:span>”: This opens a new screen that asks for amounts, <text:span text:style-name="T97">in Bitcoin or your local currency</text:span>. <text:s/>You can enter the amount and then have someone else scan the QR code on their phone to get your address and the amount. <text:s/>You can also hit the “Copy to Clipboard” icon in the top right, or the Share icon if you need to message someone who’s not in the same area as you.</text:p>
      <text:p text:style-name="P29"/>
      <text:p text:style-name="P29"><text:tab/>“<text:span text:style-name="T1">Send coins</text:span>”: This opens a screen where you can paste a Bitcoin address and send any amount of Bitcoin. <text:s/>You can also press the camera icon in the top right to scan someone else’s QR code.</text:p>
      <text:p text:style-name="P29"/>
      <text:p text:style-name="P29"><text:tab/>“<text:span text:style-name="T1">QR code</text:span>”: This is a picture that apps can scan to get data. <text:s/>The QR code on the main screen is another way to quickly receive Bitcoin – just press it and it will display an address that others can scan to send you Bitcoin.</text:p>
      <text:p text:style-name="P29"/>
      <text:p text:style-name="P12"><text:span text:style-name="T37">A Spending </text:span><text:span text:style-name="T38">PIN can optionally be enabled in the Safety menu to be required </text:span><text:span text:style-name="T39">to be entered </text:span><text:span text:style-name="T38">when sending money.</text:span></text:p>
      <text:p text:style-name="P29"/>
      <text:p text:style-name="P29">That’s the basics of usage. <text:s/>To receive your first Bitcoin, press “Request Coins” and give the sender your Bitcoin address. <text:s/><text:span text:style-name="T98">Now lets go through an example scenario.</text:span></text:p>
      <text:p text:style-name="P29"/>
      <text:list xml:id="list150309287296854" text:continue-numbering="true" text:style-name="L1">
        <text:list-header>
          <text:p text:style-name="P55"><text:span text:style-name="T77">Slide </text:span><text:span text:style-name="T80">2</text:span><text:span text:style-name="T81">2</text:span></text:p>
        </text:list-header>
      </text:list>
      <text:p text:style-name="P34">Buying something from a friend</text:p>
      <text:p text:style-name="P11"/>
      <text:p text:style-name="P30">Lets say your friend is selling you his custom T-Shirt. <text:s/>You ask him for his address, and he displays his QR code for you to scan. <text:s/>You open your Bitcoin Wallet, press “Send Coins”→Camera (Or just the camera icon on the main screen) and scan his QR code. <text:s/>His address will fill into the Pay to field, and you can enter $5 under “Amount to pay” and then hit Send.</text:p>
      <text:p text:style-name="P30"/>
      <text:list xml:id="list150310315255080" text:continue-numbering="true" text:style-name="L1">
        <text:list-header>
          <text:p text:style-name="P55"><text:span text:style-name="T77">Slide </text:span><text:span text:style-name="T80">2</text:span><text:span text:style-name="T81">3</text:span></text:p>
        </text:list-header>
      </text:list>
      <text:p text:style-name="P34">Confirmations</text:p>
      <text:p text:style-name="P30"/>
      <text:p text:style-name="P13"><text:span text:style-name="T26">Bitcoin transactions are instantly sent, but require </text:span><text:span text:style-name="T35">confirmations</text:span><text:span text:style-name="T26"> in order to be secure. <text:s/>For the very largest transactions (millions of dollars </text:span><text:span text:style-name="T36">worth of</text:span><text:span text:style-name="T26"> Bitcoin) you should wait </text:span><text:span text:style-name="T35">6 confirmations</text:span><text:span text:style-name="T26"> in order to be sure the transaction is permanent. <text:s/>For small payments, just one confirmation </text:span><text:span text:style-name="T36">will do</text:span><text:span text:style-name="T26"> as reversing a confirmation is possible but </text:span><text:span text:style-name="T35">very difficult to do, and only by the biggest of miners</text:span><text:span text:style-name="T26">.</text:span></text:p>
      <text:p text:style-name="P30"/>
      <text:list xml:id="list150309564631520" text:continue-numbering="true" text:style-name="L1">
        <text:list-header>
          <text:p text:style-name="P56"><text:span text:style-name="T77">Slide </text:span><text:span text:style-name="T80">2</text:span><text:span text:style-name="T82">4</text:span></text:p>
        </text:list-header>
      </text:list>
      <text:p text:style-name="P34">Backing up your Bitcoin</text:p>
      <text:p text:style-name="P30"/>
      <text:p text:style-name="P30">Your Bitcoin is secured by a key that’s stored in your app, but if something happens to your phone, you could lose access. <text:s/>That’s why you should back up your Bitcoin wallet periodically. <text:s/>To back it up, hit the 3 dots in the main screen, then go to Safety→Back up wallet. <text:s/>Type in a secure but memorable password, and hit OK. <text:s/>Then pick a place to save the backup on your phone.</text:p>
      <text:p text:style-name="P30"/>
      <text:p text:style-name="P11"><text:span text:style-name="T27">From another app, save your </text:span><text:span text:style-name="T31">wallet </text:span><text:span text:style-name="T27">backup somewhere else such as Dropbox or OwnCloud.</text:span></text:p>
      <text:p text:style-name="P30"/>
      <text:list xml:id="list150310896032446" text:continue-numbering="true" text:style-name="L1">
        <text:list-header>
          <text:p text:style-name="P55"><text:span text:style-name="T77">Slide </text:span><text:span text:style-name="T80">2</text:span><text:span text:style-name="T83">5</text:span></text:p>
        </text:list-header>
      </text:list>
      <text:p text:style-name="P35"><text:soft-page-break/>Mnemonic seeds</text:p>
      <text:p text:style-name="P36"/>
      <text:p text:style-name="P31">Bitcoin can also optionally be secured with a mnemonic seed, like the one shown. <text:s/>This is a convenient way to secure your Bitcoin against data loss as all you need is a pen and paper to secure your Bitcoin. <text:s/>Unfortunately, the wallet I recommend doesn’t support saving or importing a mnemonic phrase, but secure devices like Trezor do. <text:s/>These are an even better way to secure your Bitcoin because the private key stays on the device, which is single purpose. <text:s/>If your cellphone gets hacked, your Bitcoin could be at risk. <text:s/>Trezors are simpler than a cell phone, so there is less of a chance of them getting hacked. <text:s/>Also, they’re usually not connected to anything, which makes them much more secure.</text:p>
      <text:p text:style-name="P31"/>
      <text:list xml:id="list150310669544387" text:continue-numbering="true" text:style-name="L1">
        <text:list-header>
          <text:p text:style-name="P57"><text:span text:style-name="T77">Slide </text:span><text:span text:style-name="T80">2</text:span><text:span text:style-name="T83">6</text:span></text:p>
        </text:list-header>
      </text:list>
      <text:p text:style-name="P32">Now, what questions do you have?</text:p>
      <text:p text:style-name="P32"/>
      <text:list xml:id="list150310055941472" text:continue-numbering="true" text:style-name="L1">
        <text:list-header>
          <text:p text:style-name="P58"><text:span text:style-name="T77">Slide </text:span><text:span text:style-name="T80">2</text:span><text:span text:style-name="T83">7</text:span></text:p>
        </text:list-header>
      </text:list>
      <text:p text:style-name="P32">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2:48:59.232739986</meta:creation-date>
    <dc:date>2018-04-27T15:03:09.163130466</dc:date>
    <meta:editing-duration>PT3H18M20S</meta:editing-duration>
    <meta:editing-cycles>64</meta:editing-cycles>
    <meta:generator>LibreOffice/5.1.6.2$Linux_X86_64 LibreOffice_project/10m0$Build-2</meta:generator>
    <meta:document-statistic meta:table-count="0" meta:image-count="0" meta:object-count="0" meta:page-count="6" meta:paragraph-count="83" meta:word-count="2762" meta:character-count="15302" meta:non-whitespace-character-count="12561"/>
  </office:meta>
</office:document-meta>
</file>